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ListenerAdapterTests.testWithMessageContentsDelegateFor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testWithResponsiveMessageDelegateNoDefaultDestinationAndNoReplyToDestination_SendsReturnTextMessageWhenSessio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ssageListenerAdapterTests.testWithResponsiveMessageDelegateWhenReturnTypeIsNotAJMSMessageAndNoMessageConverterI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ListenerAdapterTests.testWithResponsiveMessageDelegateNoDefaultDestination_SendsReturnTextMessageWhenSessionSupplied_AndSendingThrowsJM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ssageListenerAdapterTests.testWithMessageContentsDelegateForObjec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testThatAnExceptionThrownFromTheHandlingMethodIsSimplySwallow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ListenerAdapterTests.extract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AdapterTests.testWithResponsiveMessageDelegate_DoesNotSendReturnTextMessageIfNoSessio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testWhenTheAdapterItselfIsThe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ListenerAdapterTests.testRainyDayWithNoApplicableHandling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testWithResponsiveMessageDelegateNoDefaultDestination_SendsReturnTextMessageWhenSessio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ssageListenerAdapterTests.testWithResponsiveMessageDelegateDoesNotSendReturnTextMessageWhenSessionSupplied_AndListenerMetho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ListenerAdapterTests.testThatTheDefaultMessageConverterisIndeedTheSimple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istenerAdapterTests.testWithResponsiveMessageDelegateWithDefaultDestination_SendsReturnTextMessageWhenSession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ssageListenerAdapterTests.testWithMessageContentsDelegateForObjectMessageWithPlai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testWithResponsiveMessageDelegateWhenReturnTypeIsAJMSMessageAndNoMessageConverterI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essageListenerAdapterTests.testThatTheDefaultMessageHandlingMethodNameIsTheConstan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istenerAdapterTests.testWithMessageContentsDelegateForByt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ListenerAdapterTests.testThatWhenNoDelegateIsSuppliedTheDelegateIsAssumedToBeTheMessageListenerAdapterIt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istenerAdapterTests.testWithMessage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ListenerAdapterTests.handleListener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